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Cxx = import "./include/c++.capnp";</text:p>
      <text:p text:style-name="Standard">$Cxx.namespace("cereal");</text:p>
      <text:p text:style-name="Standard"/>
      <text:p text:style-name="Standard">@0x8e2af1e708af8b8d;</text:p>
      <text:p text:style-name="Standard"/>
      <text:p text:style-name="Standard"># ******* events causing controls state machine transition *******</text:p>
      <text:p text:style-name="Standard"/>
      <text:p text:style-name="Standard"># IMPORTANT: This struct is to not be modified so old logs can be parsed</text:p>
      <text:p text:style-name="Standard">struct OnroadEventDEPRECATED @0x9b1657f34caf3ad3 {</text:p>
      <text:p text:style-name="Standard"><text:s text:c="2"/>name @0 :EventName;</text:p>
      <text:p text:style-name="Standard"/>
      <text:p text:style-name="Standard"><text:s text:c="2"/># event types</text:p>
      <text:p text:style-name="Standard"><text:s text:c="2"/>enable @1 :Bool;</text:p>
      <text:p text:style-name="Standard"><text:s text:c="2"/>noEntry @2 :Bool;</text:p>
      <text:p text:style-name="Standard"><text:s text:c="2"/>warning @3 :Bool; <text:s text:c="2"/># alerts presented only when <text:s/>enabled or soft disabling</text:p>
      <text:p text:style-name="Standard"><text:s text:c="2"/>userDisable @4 :Bool;</text:p>
      <text:p text:style-name="Standard"><text:s text:c="2"/>softDisable @5 :Bool;</text:p>
      <text:p text:style-name="Standard"><text:s text:c="2"/>immediateDisable @6 :Bool;</text:p>
      <text:p text:style-name="Standard"><text:s text:c="2"/>preEnable @7 :Bool;</text:p>
      <text:p text:style-name="Standard"><text:s text:c="2"/>permanent @8 :Bool; # alerts presented regardless of openpilot state</text:p>
      <text:p text:style-name="Standard"><text:s text:c="2"/>overrideLateral @10 :Bool;</text:p>
      <text:p text:style-name="Standard"><text:s text:c="2"/>overrideLongitudinal @9 :Bool;</text:p>
      <text:p text:style-name="Standard"/>
      <text:p text:style-name="Standard"><text:s text:c="2"/>enum EventName @0xbaa8c5d505f727de {</text:p>
      <text:p text:style-name="Standard"><text:s text:c="4"/>canError @0;</text:p>
      <text:p text:style-name="Standard"><text:s text:c="4"/>steerUnavailable @1;</text:p>
      <text:p text:style-name="Standard"><text:s text:c="4"/>wrongGear @4;</text:p>
      <text:p text:style-name="Standard"><text:s text:c="4"/>doorOpen @5;</text:p>
      <text:p text:style-name="Standard"><text:s text:c="4"/>seatbeltNotLatched @6;</text:p>
      <text:p text:style-name="Standard"><text:s text:c="4"/>espDisabled @7;</text:p>
      <text:p text:style-name="Standard"><text:s text:c="4"/>wrongCarMode @8;</text:p>
      <text:p text:style-name="Standard"><text:s text:c="4"/>steerTempUnavailable @9;</text:p>
      <text:p text:style-name="Standard"><text:s text:c="4"/>reverseGear @10;</text:p>
      <text:p text:style-name="Standard"><text:s text:c="4"/>buttonCancel @11;</text:p>
      <text:p text:style-name="Standard"><text:s text:c="4"/>buttonEnable @12;</text:p>
      <text:p text:style-name="Standard"><text:s text:c="4"/>pedalPressed @13; <text:s/># exits active state</text:p>
      <text:p text:style-name="Standard"><text:s text:c="4"/>preEnableStandstill @73; <text:s/># added during pre-enable state with brake</text:p>
      <text:p text:style-name="Standard"><text:s text:c="4"/>gasPressedOverride @108; <text:s/># added when user is pressing gas with no disengage on gas</text:p>
      <text:p text:style-name="Standard"><text:s text:c="4"/>steerOverride @114;</text:p>
      <text:p text:style-name="Standard"><text:s text:c="4"/>cruiseDisabled @14;</text:p>
      <text:p text:style-name="Standard"><text:s text:c="4"/>speedTooLow @17;</text:p>
      <text:p text:style-name="Standard"><text:s text:c="4"/>outOfSpace @18;</text:p>
      <text:p text:style-name="Standard"><text:s text:c="4"/>overheat @19;</text:p>
      <text:p text:style-name="Standard"><text:s text:c="4"/>calibrationIncomplete @20;</text:p>
      <text:p text:style-name="Standard"><text:s text:c="4"/>calibrationInvalid @21;</text:p>
      <text:p text:style-name="Standard"><text:s text:c="4"/>calibrationRecalibrating @117;</text:p>
      <text:p text:style-name="Standard"><text:s text:c="4"/>controlsMismatch @22;</text:p>
      <text:p text:style-name="Standard"><text:s text:c="4"/>pcmEnable @23;</text:p>
      <text:p text:style-name="Standard"><text:s text:c="4"/>pcmDisable @24;</text:p>
      <text:p text:style-name="Standard"><text:soft-page-break/><text:s text:c="4"/>radarFault @26;</text:p>
      <text:p text:style-name="Standard"><text:s text:c="4"/>brakeHold @28;</text:p>
      <text:p text:style-name="Standard"><text:s text:c="4"/>parkBrake @29;</text:p>
      <text:p text:style-name="Standard"><text:s text:c="4"/>manualRestart @30;</text:p>
      <text:p text:style-name="Standard"><text:s text:c="4"/>joystickDebug @34;</text:p>
      <text:p text:style-name="Standard"><text:s text:c="4"/>longitudinalManeuver @124;</text:p>
      <text:p text:style-name="Standard"><text:s text:c="4"/>steerTempUnavailableSilent @35;</text:p>
      <text:p text:style-name="Standard"><text:s text:c="4"/>resumeRequired @36;</text:p>
      <text:p text:style-name="Standard"><text:s text:c="4"/>preDriverDistracted @37;</text:p>
      <text:p text:style-name="Standard"><text:s text:c="4"/>promptDriverDistracted @38;</text:p>
      <text:p text:style-name="Standard"><text:s text:c="4"/>driverDistracted @39;</text:p>
      <text:p text:style-name="Standard"><text:s text:c="4"/>preDriverUnresponsive @43;</text:p>
      <text:p text:style-name="Standard"><text:s text:c="4"/>promptDriverUnresponsive @44;</text:p>
      <text:p text:style-name="Standard"><text:s text:c="4"/>driverUnresponsive @45;</text:p>
      <text:p text:style-name="Standard"><text:s text:c="4"/>belowSteerSpeed @46;</text:p>
      <text:p text:style-name="Standard"><text:s text:c="4"/>lowBattery @48;</text:p>
      <text:p text:style-name="Standard"><text:s text:c="4"/>accFaulted @51;</text:p>
      <text:p text:style-name="Standard"><text:s text:c="4"/>sensorDataInvalid @52;</text:p>
      <text:p text:style-name="Standard"><text:s text:c="4"/>commIssue @53;</text:p>
      <text:p text:style-name="Standard"><text:s text:c="4"/>commIssueAvgFreq @109;</text:p>
      <text:p text:style-name="Standard"><text:s text:c="4"/>tooDistracted @54;</text:p>
      <text:p text:style-name="Standard"><text:s text:c="4"/>posenetInvalid @55;</text:p>
      <text:p text:style-name="Standard"><text:s text:c="4"/>preLaneChangeLeft @57;</text:p>
      <text:p text:style-name="Standard"><text:s text:c="4"/>preLaneChangeRight @58;</text:p>
      <text:p text:style-name="Standard"><text:s text:c="4"/>laneChange @59;</text:p>
      <text:p text:style-name="Standard"><text:s text:c="4"/>lowMemory @63;</text:p>
      <text:p text:style-name="Standard"><text:s text:c="4"/>stockAeb @64;</text:p>
      <text:p text:style-name="Standard"><text:s text:c="4"/>ldw @65;</text:p>
      <text:p text:style-name="Standard"><text:s text:c="4"/>carUnrecognized @66;</text:p>
      <text:p text:style-name="Standard"><text:s text:c="4"/>invalidLkasSetting @69;</text:p>
      <text:p text:style-name="Standard"><text:s text:c="4"/>speedTooHigh @70;</text:p>
      <text:p text:style-name="Standard"><text:s text:c="4"/>laneChangeBlocked @71;</text:p>
      <text:p text:style-name="Standard"><text:s text:c="4"/>relayMalfunction @72;</text:p>
      <text:p text:style-name="Standard"><text:s text:c="4"/>stockFcw @74;</text:p>
      <text:p text:style-name="Standard"><text:s text:c="4"/>startup @75;</text:p>
      <text:p text:style-name="Standard"><text:s text:c="4"/>startupNoCar @76;</text:p>
      <text:p text:style-name="Standard"><text:s text:c="4"/>startupNoControl @77;</text:p>
      <text:p text:style-name="Standard"><text:s text:c="4"/>startupNoSecOcKey @125;</text:p>
      <text:p text:style-name="Standard"><text:s text:c="4"/>startupMaster @78;</text:p>
      <text:p text:style-name="Standard"><text:s text:c="4"/>fcw @79;</text:p>
      <text:p text:style-name="Standard"><text:s text:c="4"/>steerSaturated @80;</text:p>
      <text:p text:style-name="Standard"><text:s text:c="4"/>belowEngageSpeed @84;</text:p>
      <text:p text:style-name="Standard"><text:s text:c="4"/>noGps @85;</text:p>
      <text:p text:style-name="Standard"><text:s text:c="4"/>wrongCruiseMode @87;</text:p>
      <text:p text:style-name="Standard"><text:s text:c="4"/>modeldLagging @89;</text:p>
      <text:p text:style-name="Standard"><text:s text:c="4"/>deviceFalling @90;</text:p>
      <text:p text:style-name="Standard"><text:s text:c="4"/>fanMalfunction @91;</text:p>
      <text:p text:style-name="Standard"><text:s text:c="4"/>cameraMalfunction @92;</text:p>
      <text:p text:style-name="Standard"><text:s text:c="4"/>cameraFrameRate @110;</text:p>
      <text:p text:style-name="Standard"><text:soft-page-break/><text:s text:c="4"/>processNotRunning @95;</text:p>
      <text:p text:style-name="Standard"><text:s text:c="4"/>dashcamMode @96;</text:p>
      <text:p text:style-name="Standard"><text:s text:c="4"/>selfdriveInitializing @98;</text:p>
      <text:p text:style-name="Standard"><text:s text:c="4"/>usbError @99;</text:p>
      <text:p text:style-name="Standard"><text:s text:c="4"/>cruiseMismatch @106;</text:p>
      <text:p text:style-name="Standard"><text:s text:c="4"/>canBusMissing @111;</text:p>
      <text:p text:style-name="Standard"><text:s text:c="4"/>selfdrivedLagging @112;</text:p>
      <text:p text:style-name="Standard"><text:s text:c="4"/>resumeBlocked @113;</text:p>
      <text:p text:style-name="Standard"><text:s text:c="4"/>steerTimeLimit @115;</text:p>
      <text:p text:style-name="Standard"><text:s text:c="4"/>vehicleSensorsInvalid @116;</text:p>
      <text:p text:style-name="Standard"><text:s text:c="4"/>locationdTemporaryError @103;</text:p>
      <text:p text:style-name="Standard"><text:s text:c="4"/>locationdPermanentError @118;</text:p>
      <text:p text:style-name="Standard"><text:s text:c="4"/>paramsdTemporaryError @50;</text:p>
      <text:p text:style-name="Standard"><text:s text:c="4"/>paramsdPermanentError @119;</text:p>
      <text:p text:style-name="Standard"><text:s text:c="4"/>actuatorsApiUnavailable @120;</text:p>
      <text:p text:style-name="Standard"><text:s text:c="4"/>espActive @121;</text:p>
      <text:p text:style-name="Standard"><text:s text:c="4"/>personalityChanged @122;</text:p>
      <text:p text:style-name="Standard"><text:s text:c="4"/>aeb @123;</text:p>
      <text:p text:style-name="Standard"/>
      <text:p text:style-name="Standard"><text:s text:c="4"/>radarCanErrorDEPRECATED @15;</text:p>
      <text:p text:style-name="Standard"><text:s text:c="4"/>communityFeatureDisallowedDEPRECATED @62;</text:p>
      <text:p text:style-name="Standard"><text:s text:c="4"/>radarCommIssueDEPRECATED @67;</text:p>
      <text:p text:style-name="Standard"><text:s text:c="4"/>driverMonitorLowAccDEPRECATED @68;</text:p>
      <text:p text:style-name="Standard"><text:s text:c="4"/>gasUnavailableDEPRECATED @3;</text:p>
      <text:p text:style-name="Standard"><text:s text:c="4"/>dataNeededDEPRECATED @16;</text:p>
      <text:p text:style-name="Standard"><text:s text:c="4"/>modelCommIssueDEPRECATED @27;</text:p>
      <text:p text:style-name="Standard"><text:s text:c="4"/>ipasOverrideDEPRECATED @33;</text:p>
      <text:p text:style-name="Standard"><text:s text:c="4"/>geofenceDEPRECATED @40;</text:p>
      <text:p text:style-name="Standard"><text:s text:c="4"/>driverMonitorOnDEPRECATED @41;</text:p>
      <text:p text:style-name="Standard"><text:s text:c="4"/>driverMonitorOffDEPRECATED @42;</text:p>
      <text:p text:style-name="Standard"><text:s text:c="4"/>calibrationProgressDEPRECATED @47;</text:p>
      <text:p text:style-name="Standard"><text:s text:c="4"/>invalidGiraffeHondaDEPRECATED @49;</text:p>
      <text:p text:style-name="Standard"><text:s text:c="4"/>invalidGiraffeToyotaDEPRECATED @60;</text:p>
      <text:p text:style-name="Standard"><text:s text:c="4"/>internetConnectivityNeededDEPRECATED @61;</text:p>
      <text:p text:style-name="Standard"><text:s text:c="4"/>whitePandaUnsupportedDEPRECATED @81;</text:p>
      <text:p text:style-name="Standard"><text:s text:c="4"/>commIssueWarningDEPRECATED @83;</text:p>
      <text:p text:style-name="Standard"><text:s text:c="4"/>focusRecoverActiveDEPRECATED @86;</text:p>
      <text:p text:style-name="Standard"><text:s text:c="4"/>neosUpdateRequiredDEPRECATED @88;</text:p>
      <text:p text:style-name="Standard"><text:s text:c="4"/>modelLagWarningDEPRECATED @93;</text:p>
      <text:p text:style-name="Standard"><text:s text:c="4"/>startupOneplusDEPRECATED @82;</text:p>
      <text:p text:style-name="Standard"><text:s text:c="4"/>startupFuzzyFingerprintDEPRECATED @97;</text:p>
      <text:p text:style-name="Standard"><text:s text:c="4"/>noTargetDEPRECATED @25;</text:p>
      <text:p text:style-name="Standard"><text:s text:c="4"/>brakeUnavailableDEPRECATED @2;</text:p>
      <text:p text:style-name="Standard"><text:s text:c="4"/>plannerErrorDEPRECATED @32;</text:p>
      <text:p text:style-name="Standard"><text:s text:c="4"/>gpsMalfunctionDEPRECATED @94;</text:p>
      <text:p text:style-name="Standard"><text:s text:c="4"/>roadCameraErrorDEPRECATED @100;</text:p>
      <text:p text:style-name="Standard"><text:s text:c="4"/>driverCameraErrorDEPRECATED @101;</text:p>
      <text:p text:style-name="Standard"><text:s text:c="4"/>wideRoadCameraErrorDEPRECATED @102;</text:p>
      <text:p text:style-name="Standard"><text:s text:c="4"/>highCpuUsageDEPRECATED @105;</text:p>
      <text:p text:style-name="Standard"><text:soft-page-break/><text:s text:c="4"/>startupNoFwDEPRECATED @104;</text:p>
      <text:p text:style-name="Standard"><text:s text:c="4"/>lowSpeedLockoutDEPRECATED @31;</text:p>
      <text:p text:style-name="Standard"><text:s text:c="4"/>lkasDisabledDEPRECATED @107;</text:p>
      <text:p text:style-name="Standard"><text:s text:c="4"/>soundsUnavailableDEPRECATED @56;</text:p>
      <text:p text:style-name="Standard"><text:s text:c="2"/>}</text:p>
      <text:p text:style-name="Standard">}</text:p>
      <text:p text:style-name="Standard"/>
      <text:p text:style-name="Standard"># ******* main car state @ 100hz *******</text:p>
      <text:p text:style-name="Standard"># all speeds in m/s</text:p>
      <text:p text:style-name="Standard"/>
      <text:p text:style-name="Standard">struct CarState {</text:p>
      <text:p text:style-name="Standard"><text:s text:c="2"/># CAN health</text:p>
      <text:p text:style-name="Standard"><text:s text:c="2"/>canValid @26 :Bool; <text:s text:c="6"/># invalid counter/checksums</text:p>
      <text:p text:style-name="Standard"><text:s text:c="2"/>canTimeout @40 :Bool; <text:s text:c="4"/># CAN bus dropped out</text:p>
      <text:p text:style-name="Standard"><text:s text:c="2"/>canErrorCounter @48 :UInt32;</text:p>
      <text:p text:style-name="Standard"/>
      <text:p text:style-name="Standard"><text:s text:c="2"/># car speed</text:p>
      <text:p text:style-name="Standard"><text:s text:c="2"/>vEgo @1 :Float32; <text:s text:c="11"/># best estimate of speed</text:p>
      <text:p text:style-name="Standard"><text:s text:c="2"/>aEgo @16 :Float32; <text:s text:c="10"/># best estimate of aCAN cceleration</text:p>
      <text:p text:style-name="Standard"><text:s text:c="2"/>vEgoRaw @17 :Float32; <text:s text:c="7"/># unfiltered speed from wheel speed sensors</text:p>
      <text:p text:style-name="Standard"><text:s text:c="2"/>vEgoCluster @44 :Float32; <text:s text:c="3"/># best estimate of speed shown on car's instrument cluster, used for UI</text:p>
      <text:p text:style-name="Standard"/>
      <text:p text:style-name="Standard"><text:s text:c="2"/>vCruise @53 :Float32; <text:s text:c="7"/># actual set speed</text:p>
      <text:p text:style-name="Standard"><text:s text:c="2"/>vCruiseCluster @54 :Float32; # set speed to display in the UI</text:p>
      <text:p text:style-name="Standard"/>
      <text:p text:style-name="Standard"><text:s text:c="2"/>yawRate @22 :Float32; <text:s text:c="4"/># best estimate of yaw rate</text:p>
      <text:p text:style-name="Standard"><text:s text:c="2"/>standstill @18 :Bool;</text:p>
      <text:p text:style-name="Standard"><text:s text:c="2"/>wheelSpeeds @2 :WheelSpeeds;</text:p>
      <text:p text:style-name="Standard"/>
      <text:p text:style-name="Standard"><text:s text:c="2"/># gas pedal, 0.0-1.0</text:p>
      <text:p text:style-name="Standard"><text:s text:c="2"/>gas @3 :Float32; <text:s text:c="7"/># this is user pedal only</text:p>
      <text:p text:style-name="Standard"><text:s text:c="2"/>gasPressed @4 :Bool; <text:s text:c="3"/># this is user pedal only</text:p>
      <text:p text:style-name="Standard"/>
      <text:p text:style-name="Standard"><text:s text:c="2"/>engineRpm @46 :Float32;</text:p>
      <text:p text:style-name="Standard"/>
      <text:p text:style-name="Standard"><text:s text:c="2"/># brake pedal, 0.0-1.0</text:p>
      <text:p text:style-name="Standard"><text:s text:c="2"/>brake @5 :Float32; <text:s text:c="5"/># this is user pedal only</text:p>
      <text:p text:style-name="Standard"><text:s text:c="2"/>brakePressed @6 :Bool; <text:s/># this is user pedal only</text:p>
      <text:p text:style-name="Standard"><text:s text:c="2"/>regenBraking @45 :Bool; # this is user pedal only</text:p>
      <text:p text:style-name="Standard"><text:s text:c="2"/>parkingBrake @39 :Bool;</text:p>
      <text:p text:style-name="Standard"><text:s text:c="2"/>brakeHoldActive @38 :Bool;</text:p>
      <text:p text:style-name="Standard"/>
      <text:p text:style-name="Standard"><text:s text:c="2"/># steering wheel</text:p>
      <text:p text:style-name="Standard"><text:s text:c="2"/>steeringAngleDeg @7 :Float32;</text:p>
      <text:p text:style-name="Standard"><text:s text:c="2"/>steeringAngleOffsetDeg @37 :Float32; # Offset betweens sensors in case there multiple</text:p>
      <text:p text:style-name="Standard"><text:s text:c="2"/>steeringRateDeg @15 :Float32;</text:p>
      <text:p text:style-name="Standard"><text:s text:c="2"/>steeringTorque @8 :Float32; <text:s text:c="5"/># TODO: standardize units</text:p>
      <text:p text:style-name="Standard"><text:s text:c="2"/>steeringTorqueEps @27 :Float32; <text:s/># TODO: standardize units</text:p>
      <text:p text:style-name="Standard"><text:s text:c="2"/>steeringPressed @9 :Bool; <text:s text:c="7"/># if the user is using the steering wheel</text:p>
      <text:p text:style-name="Standard"><text:soft-page-break/><text:s text:c="2"/>steerFaultTemporary @35 :Bool; <text:s text:c="2"/># temporary EPS fault</text:p>
      <text:p text:style-name="Standard"><text:s text:c="2"/>steerFaultPermanent @36 :Bool; <text:s text:c="2"/># permanent EPS fault</text:p>
      <text:p text:style-name="Standard"><text:s text:c="2"/>invalidLkasSetting @55 :Bool; <text:s text:c="3"/># stock LKAS is incorrectly configured (i.e. on or off)</text:p>
      <text:p text:style-name="Standard"><text:s text:c="2"/>stockAeb @30 :Bool;</text:p>
      <text:p text:style-name="Standard"><text:s text:c="2"/>stockFcw @31 :Bool;</text:p>
      <text:p text:style-name="Standard"><text:s text:c="2"/>espDisabled @32 :Bool;</text:p>
      <text:p text:style-name="Standard"><text:s text:c="2"/>accFaulted @42 :Bool;</text:p>
      <text:p text:style-name="Standard"><text:s text:c="2"/>carFaultedNonCritical @47 :Bool; <text:s/># some ECU is faulted, but car remains controllable</text:p>
      <text:p text:style-name="Standard"><text:s text:c="2"/>espActive @51 :Bool;</text:p>
      <text:p text:style-name="Standard"><text:s text:c="2"/>vehicleSensorsInvalid @52 :Bool; <text:s/># invalid steering angle readings, etc.</text:p>
      <text:p text:style-name="Standard"><text:s text:c="2"/>lowSpeedAlert @56 :Bool; <text:s/># lost steering control due to a dynamic min steering speed</text:p>
      <text:p text:style-name="Standard"/>
      <text:p text:style-name="Standard"><text:s text:c="2"/># cruise state</text:p>
      <text:p text:style-name="Standard"><text:s text:c="2"/>cruiseState @10 :CruiseState;</text:p>
      <text:p text:style-name="Standard"/>
      <text:p text:style-name="Standard"><text:s text:c="2"/># gear</text:p>
      <text:p text:style-name="Standard"><text:s text:c="2"/>gearShifter @14 :GearShifter;</text:p>
      <text:p text:style-name="Standard"/>
      <text:p text:style-name="Standard"><text:s text:c="2"/># button presses</text:p>
      <text:p text:style-name="Standard"><text:s text:c="2"/>buttonEvents @11 :List(ButtonEvent);</text:p>
      <text:p text:style-name="Standard"><text:s text:c="2"/>buttonEnable @57 :Bool; <text:s/># user is requesting enable, usually one frame. set if pcmCruise=False</text:p>
      <text:p text:style-name="Standard"><text:s text:c="2"/>leftBlinker @20 :Bool;</text:p>
      <text:p text:style-name="Standard"><text:s text:c="2"/>rightBlinker @21 :Bool;</text:p>
      <text:p text:style-name="Standard"><text:s text:c="2"/>genericToggle @23 :Bool;</text:p>
      <text:p text:style-name="Standard"/>
      <text:p text:style-name="Standard"><text:s text:c="2"/># lock info</text:p>
      <text:p text:style-name="Standard"><text:s text:c="2"/>doorOpen @24 :Bool;</text:p>
      <text:p text:style-name="Standard"><text:s text:c="2"/>seatbeltUnlatched @25 :Bool;</text:p>
      <text:p text:style-name="Standard"/>
      <text:p text:style-name="Standard"><text:s text:c="2"/># clutch (manual transmission only)</text:p>
      <text:p text:style-name="Standard"><text:s text:c="2"/>clutchPressed @28 :Bool;</text:p>
      <text:p text:style-name="Standard"/>
      <text:p text:style-name="Standard"><text:s text:c="2"/># blindspot sensors</text:p>
      <text:p text:style-name="Standard"><text:s text:c="2"/>leftBlindspot @33 :Bool; # Is there something blocking the left lane change</text:p>
      <text:p text:style-name="Standard"><text:s text:c="2"/>rightBlindspot @34 :Bool; # Is there something blocking the right lane change</text:p>
      <text:p text:style-name="Standard"/>
      <text:p text:style-name="Standard"><text:s text:c="2"/>fuelGauge @41 :Float32; # battery or fuel tank level from 0.0 to 1.0</text:p>
      <text:p text:style-name="Standard"><text:s text:c="2"/>charging @43 :Bool;</text:p>
      <text:p text:style-name="Standard"/>
      <text:p text:style-name="Standard"><text:s text:c="2"/># process meta</text:p>
      <text:p text:style-name="Standard"><text:s text:c="2"/>cumLagMs @50 :Float32;</text:p>
      <text:p text:style-name="Standard"/>
      <text:p text:style-name="Standard"><text:s text:c="2"/>struct WheelSpeeds {</text:p>
      <text:p text:style-name="Standard"><text:s text:c="4"/># optional wheel speeds</text:p>
      <text:p text:style-name="Standard"><text:s text:c="4"/>fl @0 :Float32;</text:p>
      <text:p text:style-name="Standard"><text:s text:c="4"/>fr @1 :Float32;</text:p>
      <text:p text:style-name="Standard"><text:s text:c="4"/>rl @2 :Float32;</text:p>
      <text:p text:style-name="Standard"><text:s text:c="4"/>rr @3 :Float32;</text:p>
      <text:p text:style-name="Standard"><text:s text:c="2"/>}</text:p>
      <text:p text:style-name="Standard"><text:soft-page-break/></text:p>
      <text:p text:style-name="Standard"><text:s text:c="2"/>struct CruiseState {</text:p>
      <text:p text:style-name="Standard"><text:s text:c="4"/>enabled @0 :Bool;</text:p>
      <text:p text:style-name="Standard"><text:s text:c="4"/>speed @1 :Float32;</text:p>
      <text:p text:style-name="Standard"><text:s text:c="4"/>speedCluster @6 :Float32; <text:s/># Set speed as shown on instrument cluster</text:p>
      <text:p text:style-name="Standard"><text:s text:c="4"/>available @2 :Bool;</text:p>
      <text:p text:style-name="Standard"><text:s text:c="4"/>speedOffset @3 :Float32;</text:p>
      <text:p text:style-name="Standard"><text:s text:c="4"/>standstill @4 :Bool;</text:p>
      <text:p text:style-name="Standard"><text:s text:c="4"/>nonAdaptive @5 :Bool;</text:p>
      <text:p text:style-name="Standard"><text:s text:c="2"/>}</text:p>
      <text:p text:style-name="Standard"/>
      <text:p text:style-name="Standard"><text:s text:c="2"/>enum GearShifter {</text:p>
      <text:p text:style-name="Standard"><text:s text:c="4"/>unknown @0;</text:p>
      <text:p text:style-name="Standard"><text:s text:c="4"/>park @1;</text:p>
      <text:p text:style-name="Standard"><text:s text:c="4"/>drive @2;</text:p>
      <text:p text:style-name="Standard"><text:s text:c="4"/>neutral @3;</text:p>
      <text:p text:style-name="Standard"><text:s text:c="4"/>reverse @4;</text:p>
      <text:p text:style-name="Standard"><text:s text:c="4"/>sport @5;</text:p>
      <text:p text:style-name="Standard"><text:s text:c="4"/>low @6;</text:p>
      <text:p text:style-name="Standard"><text:s text:c="4"/>brake @7;</text:p>
      <text:p text:style-name="Standard"><text:s text:c="4"/>eco @8;</text:p>
      <text:p text:style-name="Standard"><text:s text:c="4"/>manumatic @9;</text:p>
      <text:p text:style-name="Standard"><text:s text:c="2"/>}</text:p>
      <text:p text:style-name="Standard"/>
      <text:p text:style-name="Standard"><text:s text:c="2"/># send on change</text:p>
      <text:p text:style-name="Standard"><text:s text:c="2"/>struct ButtonEvent {</text:p>
      <text:p text:style-name="Standard"><text:s text:c="4"/>pressed @0 :Bool;</text:p>
      <text:p text:style-name="Standard"><text:s text:c="4"/>type @1 :Type;</text:p>
      <text:p text:style-name="Standard"/>
      <text:p text:style-name="Standard"><text:s text:c="4"/>enum Type {</text:p>
      <text:p text:style-name="Standard"><text:s text:c="6"/>unknown @0;</text:p>
      <text:p text:style-name="Standard"><text:s text:c="6"/>leftBlinker @1;</text:p>
      <text:p text:style-name="Standard"><text:s text:c="6"/>rightBlinker @2;</text:p>
      <text:p text:style-name="Standard"><text:s text:c="6"/>accelCruise @3;</text:p>
      <text:p text:style-name="Standard"><text:s text:c="6"/>decelCruise @4;</text:p>
      <text:p text:style-name="Standard"><text:s text:c="6"/>cancel @5;</text:p>
      <text:p text:style-name="Standard"><text:s text:c="6"/>lkas @6;</text:p>
      <text:p text:style-name="Standard"><text:s text:c="6"/>altButton2 @7;</text:p>
      <text:p text:style-name="Standard"><text:s text:c="6"/>mainCruise @8;</text:p>
      <text:p text:style-name="Standard"><text:s text:c="6"/>setCruise @9;</text:p>
      <text:p text:style-name="Standard"><text:s text:c="6"/>resumeCruise @10;</text:p>
      <text:p text:style-name="Standard"><text:s text:c="6"/>gapAdjustCruise @11;</text:p>
      <text:p text:style-name="Standard"><text:s text:c="4"/>}</text:p>
      <text:p text:style-name="Standard"><text:s text:c="2"/>}</text:p>
      <text:p text:style-name="Standard"/>
      <text:p text:style-name="Standard"><text:s text:c="2"/># deprecated</text:p>
      <text:p text:style-name="Standard"><text:s text:c="2"/>errorsDEPRECATED @0 :List(OnroadEventDEPRECATED.EventName);</text:p>
      <text:p text:style-name="Standard"><text:s text:c="2"/>brakeLightsDEPRECATED @19 :Bool;</text:p>
      <text:p text:style-name="Standard"><text:s text:c="2"/>steeringRateLimitedDEPRECATED @29 :Bool;</text:p>
      <text:p text:style-name="Standard"><text:soft-page-break/><text:s text:c="2"/>canMonoTimesDEPRECATED @12: List(UInt64);</text:p>
      <text:p text:style-name="Standard"><text:s text:c="2"/>canRcvTimeoutDEPRECATED @49 :Bool;</text:p>
      <text:p text:style-name="Standard"><text:s text:c="2"/>eventsDEPRECATED @13 :List(OnroadEventDEPRECATED);</text:p>
      <text:p text:style-name="Standard">}</text:p>
      <text:p text:style-name="Standard"/>
      <text:p text:style-name="Standard"># ******* radar state @ 20hz *******</text:p>
      <text:p text:style-name="Standard"/>
      <text:p text:style-name="Standard">struct RadarData @0x888ad6581cf0aacb {</text:p>
      <text:p text:style-name="Standard"><text:s text:c="2"/>errors @0 :List(Error);</text:p>
      <text:p text:style-name="Standard"><text:s text:c="2"/>points @1 :List(RadarPoint);</text:p>
      <text:p text:style-name="Standard"/>
      <text:p text:style-name="Standard"><text:s text:c="2"/>enum Error {</text:p>
      <text:p text:style-name="Standard"><text:s text:c="4"/>canError @0;</text:p>
      <text:p text:style-name="Standard"><text:s text:c="4"/>fault @1;</text:p>
      <text:p text:style-name="Standard"><text:s text:c="4"/>wrongConfig @2;</text:p>
      <text:p text:style-name="Standard"><text:s text:c="2"/>}</text:p>
      <text:p text:style-name="Standard"/>
      <text:p text:style-name="Standard"><text:s text:c="2"/># similar to LiveTracks</text:p>
      <text:p text:style-name="Standard"><text:s text:c="2"/># is one timestamp valid for all? I think so</text:p>
      <text:p text:style-name="Standard"><text:s text:c="2"/>struct RadarPoint {</text:p>
      <text:p text:style-name="Standard"><text:s text:c="4"/>trackId @0 :UInt64; <text:s/># no trackId reuse</text:p>
      <text:p text:style-name="Standard"/>
      <text:p text:style-name="Standard"><text:s text:c="4"/># these 3 are the minimum required</text:p>
      <text:p text:style-name="Standard"><text:s text:c="4"/>dRel @1 :Float32; # m from the front bumper of the car</text:p>
      <text:p text:style-name="Standard"><text:s text:c="4"/>yRel @2 :Float32; # m</text:p>
      <text:p text:style-name="Standard"><text:s text:c="4"/>vRel @3 :Float32; # m/s</text:p>
      <text:p text:style-name="Standard"/>
      <text:p text:style-name="Standard"><text:s text:c="4"/># these are optional and valid if they are not NaN</text:p>
      <text:p text:style-name="Standard"><text:s text:c="4"/>aRel @4 :Float32; # m/s^2</text:p>
      <text:p text:style-name="Standard"><text:s text:c="4"/>yvRel @5 :Float32; # m/s</text:p>
      <text:p text:style-name="Standard"/>
      <text:p text:style-name="Standard"><text:s text:c="4"/># some radars flag measurements VS estimates</text:p>
      <text:p text:style-name="Standard"><text:s text:c="4"/>measured @6 :Bool;</text:p>
      <text:p text:style-name="Standard"><text:s text:c="2"/>}</text:p>
      <text:p text:style-name="Standard"/>
      <text:p text:style-name="Standard"><text:s text:c="2"/># deprecated</text:p>
      <text:p text:style-name="Standard"><text:s text:c="2"/>canMonoTimesDEPRECATED @2 :List(UInt64);</text:p>
      <text:p text:style-name="Standard">}</text:p>
      <text:p text:style-name="Standard"/>
      <text:p text:style-name="Standard"># ******* car controls @ 100hz *******</text:p>
      <text:p text:style-name="Standard"/>
      <text:p text:style-name="Standard">struct CarControl {</text:p>
      <text:p text:style-name="Standard"><text:s text:c="2"/># must be true for any actuator commands to work</text:p>
      <text:p text:style-name="Standard"><text:s text:c="2"/>enabled @0 :Bool;</text:p>
      <text:p text:style-name="Standard"><text:s text:c="2"/>latActive @11: Bool;</text:p>
      <text:p text:style-name="Standard"><text:s text:c="2"/>longActive @12: Bool;</text:p>
      <text:p text:style-name="Standard"/>
      <text:p text:style-name="Standard"><text:s text:c="2"/># Final actuator commands</text:p>
      <text:p text:style-name="Standard"><text:s text:c="2"/>actuators @6 :Actuators;</text:p>
      <text:p text:style-name="Standard"><text:soft-page-break/></text:p>
      <text:p text:style-name="Standard"><text:s text:c="2"/># Blinker controls</text:p>
      <text:p text:style-name="Standard"><text:s text:c="2"/>leftBlinker @15: Bool;</text:p>
      <text:p text:style-name="Standard"><text:s text:c="2"/>rightBlinker @16: Bool;</text:p>
      <text:p text:style-name="Standard"/>
      <text:p text:style-name="Standard"><text:s text:c="2"/>orientationNED @13 :List(Float32);</text:p>
      <text:p text:style-name="Standard"><text:s text:c="2"/>angularVelocity @14 :List(Float32);</text:p>
      <text:p text:style-name="Standard"/>
      <text:p text:style-name="Standard"><text:s text:c="2"/>cruiseControl @4 :CruiseControl;</text:p>
      <text:p text:style-name="Standard"><text:s text:c="2"/>hudControl @5 :HUDControl;</text:p>
      <text:p text:style-name="Standard"/>
      <text:p text:style-name="Standard"><text:s text:c="2"/>struct Actuators {</text:p>
      <text:p text:style-name="Standard"><text:s text:c="4"/># lateral commands, mutually exclusive</text:p>
      <text:p text:style-name="Standard"><text:s text:c="4"/>steer @2: Float32; <text:s/># [0.0, 1.0]</text:p>
      <text:p text:style-name="Standard"><text:s text:c="4"/>steeringAngleDeg @3: Float32;</text:p>
      <text:p text:style-name="Standard"><text:s text:c="4"/>curvature @7: Float32;</text:p>
      <text:p text:style-name="Standard"/>
      <text:p text:style-name="Standard"><text:s text:c="4"/># longitudinal commands</text:p>
      <text:p text:style-name="Standard"><text:s text:c="4"/>accel @4: Float32; <text:s/># m/s^2</text:p>
      <text:p text:style-name="Standard"><text:s text:c="4"/>longControlState @5: LongControlState;</text:p>
      <text:p text:style-name="Standard"/>
      <text:p text:style-name="Standard"><text:s text:c="4"/># these are only for logging the actual values sent to the car over CAN</text:p>
      <text:p text:style-name="Standard"><text:s text:c="4"/>gas @0: Float32; <text:s text:c="2"/># [0.0, 1.0]</text:p>
      <text:p text:style-name="Standard"><text:s text:c="4"/>brake @1: Float32; # [0.0, 1.0]</text:p>
      <text:p text:style-name="Standard"><text:s text:c="4"/>steerOutputCan @8: Float32; <text:s text:c="2"/># value sent over can to the car</text:p>
      <text:p text:style-name="Standard"><text:s text:c="4"/>speed @6: Float32; <text:s/># m/s</text:p>
      <text:p text:style-name="Standard"/>
      <text:p text:style-name="Standard"><text:s text:c="4"/>enum LongControlState @0xe40f3a917d908282{</text:p>
      <text:p text:style-name="Standard"><text:s text:c="6"/>off @0;</text:p>
      <text:p text:style-name="Standard"><text:s text:c="6"/>pid @1;</text:p>
      <text:p text:style-name="Standard"><text:s text:c="6"/>stopping @2;</text:p>
      <text:p text:style-name="Standard"><text:s text:c="6"/>starting @3;</text:p>
      <text:p text:style-name="Standard"><text:s text:c="4"/>}</text:p>
      <text:p text:style-name="Standard"><text:s text:c="2"/>}</text:p>
      <text:p text:style-name="Standard"/>
      <text:p text:style-name="Standard"><text:s text:c="2"/>struct CruiseControl {</text:p>
      <text:p text:style-name="Standard"><text:s text:c="4"/>cancel @0: Bool;</text:p>
      <text:p text:style-name="Standard"><text:s text:c="4"/>resume @1: Bool;</text:p>
      <text:p text:style-name="Standard"><text:s text:c="4"/>override @4: Bool;</text:p>
      <text:p text:style-name="Standard"><text:s text:c="4"/>speedOverrideDEPRECATED @2: Float32;</text:p>
      <text:p text:style-name="Standard"><text:s text:c="4"/>accelOverrideDEPRECATED @3: Float32;</text:p>
      <text:p text:style-name="Standard"><text:s text:c="2"/>}</text:p>
      <text:p text:style-name="Standard"/>
      <text:p text:style-name="Standard"><text:s text:c="2"/>struct HUDControl {</text:p>
      <text:p text:style-name="Standard"><text:s text:c="4"/>speedVisible @0: Bool;</text:p>
      <text:p text:style-name="Standard"><text:s text:c="4"/>setSpeed @1: Float32;</text:p>
      <text:p text:style-name="Standard"><text:s text:c="4"/>lanesVisible @2: Bool;</text:p>
      <text:p text:style-name="Standard"><text:s text:c="4"/>leadVisible @3: Bool;</text:p>
      <text:p text:style-name="Standard"><text:s text:c="4"/>visualAlert @4: VisualAlert;</text:p>
      <text:p text:style-name="Standard"><text:soft-page-break/><text:s text:c="4"/>rightLaneVisible @6: Bool;</text:p>
      <text:p text:style-name="Standard"><text:s text:c="4"/>leftLaneVisible @7: Bool;</text:p>
      <text:p text:style-name="Standard"><text:s text:c="4"/>rightLaneDepart @8: Bool;</text:p>
      <text:p text:style-name="Standard"><text:s text:c="4"/>leftLaneDepart @9: Bool;</text:p>
      <text:p text:style-name="Standard"><text:s text:c="4"/>leadDistanceBars @10: Int8; <text:s/># 1-3: 1 is closest, 3 is farthest. some ports may utilize 2-4 bars instead</text:p>
      <text:p text:style-name="Standard"/>
      <text:p text:style-name="Standard"><text:s text:c="4"/># not used with the dash, TODO: separate structs for dash UI and device UI</text:p>
      <text:p text:style-name="Standard"><text:s text:c="4"/>audibleAlert @5: AudibleAlert;</text:p>
      <text:p text:style-name="Standard"/>
      <text:p text:style-name="Standard"><text:s text:c="4"/>enum VisualAlert {</text:p>
      <text:p text:style-name="Standard"><text:s text:c="6"/># these are the choices from the Honda</text:p>
      <text:p text:style-name="Standard"><text:s text:c="6"/># map as good as you can for your car</text:p>
      <text:p text:style-name="Standard"><text:s text:c="6"/>none @0;</text:p>
      <text:p text:style-name="Standard"><text:s text:c="6"/>fcw @1;</text:p>
      <text:p text:style-name="Standard"><text:s text:c="6"/>steerRequired @2;</text:p>
      <text:p text:style-name="Standard"><text:s text:c="6"/>brakePressed @3;</text:p>
      <text:p text:style-name="Standard"><text:s text:c="6"/>wrongGear @4;</text:p>
      <text:p text:style-name="Standard"><text:s text:c="6"/>seatbeltUnbuckled @5;</text:p>
      <text:p text:style-name="Standard"><text:s text:c="6"/>speedTooHigh @6;</text:p>
      <text:p text:style-name="Standard"><text:s text:c="6"/>ldw @7;</text:p>
      <text:p text:style-name="Standard"><text:s text:c="4"/>}</text:p>
      <text:p text:style-name="Standard"/>
      <text:p text:style-name="Standard"><text:s text:c="4"/>enum AudibleAlert {</text:p>
      <text:p text:style-name="Standard"><text:s text:c="6"/>none @0;</text:p>
      <text:p text:style-name="Standard"/>
      <text:p text:style-name="Standard"><text:s text:c="6"/>engage @1;</text:p>
      <text:p text:style-name="Standard"><text:s text:c="6"/>disengage @2;</text:p>
      <text:p text:style-name="Standard"><text:s text:c="6"/>refuse @3;</text:p>
      <text:p text:style-name="Standard"/>
      <text:p text:style-name="Standard"><text:s text:c="6"/>warningSoft @4;</text:p>
      <text:p text:style-name="Standard"><text:s text:c="6"/>warningImmediate @5;</text:p>
      <text:p text:style-name="Standard"/>
      <text:p text:style-name="Standard"><text:s text:c="6"/>prompt @6;</text:p>
      <text:p text:style-name="Standard"><text:s text:c="6"/>promptRepeat @7;</text:p>
      <text:p text:style-name="Standard"><text:s text:c="6"/>promptDistracted @8;</text:p>
      <text:p text:style-name="Standard"><text:s text:c="4"/>}</text:p>
      <text:p text:style-name="Standard"><text:s text:c="2"/>}</text:p>
      <text:p text:style-name="Standard"/>
      <text:p text:style-name="Standard"><text:s text:c="2"/>gasDEPRECATED @1 :Float32;</text:p>
      <text:p text:style-name="Standard"><text:s text:c="2"/>brakeDEPRECATED @2 :Float32;</text:p>
      <text:p text:style-name="Standard"><text:s text:c="2"/>steeringTorqueDEPRECATED @3 :Float32;</text:p>
      <text:p text:style-name="Standard"><text:s text:c="2"/>activeDEPRECATED @7 :Bool;</text:p>
      <text:p text:style-name="Standard"><text:s text:c="2"/>rollDEPRECATED @8 :Float32;</text:p>
      <text:p text:style-name="Standard"><text:s text:c="2"/>pitchDEPRECATED @9 :Float32;</text:p>
      <text:p text:style-name="Standard"><text:s text:c="2"/>actuatorsOutputDEPRECATED @10 :Actuators;</text:p>
      <text:p text:style-name="Standard">}</text:p>
      <text:p text:style-name="Standard"/>
      <text:p text:style-name="Standard">struct CarOutput {</text:p>
      <text:p text:style-name="Standard"><text:s text:c="2"/># Any car specific rate limits or quirks applied by</text:p>
      <text:p text:style-name="Standard"><text:soft-page-break/><text:s text:c="2"/># the CarController are reflected in actuatorsOutput</text:p>
      <text:p text:style-name="Standard"><text:s text:c="2"/># and matches what is sent to the car</text:p>
      <text:p text:style-name="Standard"><text:s text:c="2"/>actuatorsOutput @0 :CarControl.Actuators;</text:p>
      <text:p text:style-name="Standard">}</text:p>
      <text:p text:style-name="Standard"/>
      <text:p text:style-name="Standard"># ****** car param ******</text:p>
      <text:p text:style-name="Standard"/>
      <text:p text:style-name="Standard">struct CarParams {</text:p>
      <text:p text:style-name="Standard"><text:s text:c="2"/>brand @0 :Text; <text:s/># Designates which group a platform falls under. Each folder in opendbc/car is assigned one brand string</text:p>
      <text:p text:style-name="Standard"><text:s text:c="2"/>carFingerprint @1 :Text;</text:p>
      <text:p text:style-name="Standard"><text:s text:c="2"/>fuzzyFingerprint @55 :Bool;</text:p>
      <text:p text:style-name="Standard"/>
      <text:p text:style-name="Standard"><text:s text:c="2"/>notCar @66 :Bool; <text:s/># flag for non-car robotics platforms</text:p>
      <text:p text:style-name="Standard"/>
      <text:p text:style-name="Standard"><text:s text:c="2"/>pcmCruise @3 :Bool; <text:s text:c="7"/># is openpilot's state tied to the PCM's cruise state?</text:p>
      <text:p text:style-name="Standard"><text:s text:c="2"/>enableDsu @5 :Bool; <text:s text:c="7"/># driving support unit</text:p>
      <text:p text:style-name="Standard"><text:s text:c="2"/>enableBsm @56 :Bool; <text:s text:c="6"/># blind spot monitoring</text:p>
      <text:p text:style-name="Standard"><text:s text:c="2"/>flags @64 :UInt32; <text:s text:c="8"/># flags for car specific quirks</text:p>
      <text:p text:style-name="Standard"><text:s text:c="2"/>experimentalLongitudinalAvailable @71 :Bool;</text:p>
      <text:p text:style-name="Standard"/>
      <text:p text:style-name="Standard"><text:s text:c="2"/>minEnableSpeed @7 :Float32;</text:p>
      <text:p text:style-name="Standard"><text:s text:c="2"/>minSteerSpeed @8 :Float32;</text:p>
      <text:p text:style-name="Standard"><text:s text:c="2"/>safetyConfigs @62 :List(SafetyConfig);</text:p>
      <text:p text:style-name="Standard"><text:s text:c="2"/>alternativeExperience @65 :Int16; <text:s text:c="5"/># panda flag for features like no disengage on gas</text:p>
      <text:p text:style-name="Standard"/>
      <text:p text:style-name="Standard"><text:s text:c="2"/># Car docs fields</text:p>
      <text:p text:style-name="Standard"><text:s text:c="2"/>maxLateralAccel @68 :Float32;</text:p>
      <text:p text:style-name="Standard"><text:s text:c="2"/>autoResumeSng @69 :Bool; <text:s text:c="14"/># describes whether car can resume from a stop automatically</text:p>
      <text:p text:style-name="Standard"/>
      <text:p text:style-name="Standard"><text:s text:c="2"/># things about the car in the manual</text:p>
      <text:p text:style-name="Standard"><text:s text:c="2"/>mass @17 :Float32; <text:s text:c="11"/># [kg] curb weight: all fluids no cargo</text:p>
      <text:p text:style-name="Standard"><text:s text:c="2"/>wheelbase @18 :Float32; <text:s text:c="6"/># [m] distance from rear axle to front axle</text:p>
      <text:p text:style-name="Standard"><text:s text:c="2"/>centerToFront @19 :Float32; <text:s text:c="2"/># [m] distance from center of mass to front axle</text:p>
      <text:p text:style-name="Standard"><text:s text:c="2"/>steerRatio @20 :Float32; <text:s text:c="5"/># [] ratio of steering wheel angle to front wheel angle</text:p>
      <text:p text:style-name="Standard"><text:s text:c="2"/>steerRatioRear @21 :Float32; <text:s/># [] ratio of steering wheel angle to rear wheel angle (usually 0)</text:p>
      <text:p text:style-name="Standard"/>
      <text:p text:style-name="Standard"><text:s text:c="2"/># things we can derive</text:p>
      <text:p text:style-name="Standard"><text:s text:c="2"/>rotationalInertia @22 :Float32; <text:s text:c="3"/># [kg*m2] body rotational inertia</text:p>
      <text:p text:style-name="Standard"><text:s text:c="2"/>tireStiffnessFactor @72 :Float32; <text:s/># scaling factor used in calculating tireStiffness[Front,Rear]</text:p>
      <text:p text:style-name="Standard"><text:s text:c="2"/>tireStiffnessFront @23 :Float32; <text:s text:c="2"/># [N/rad] front tire coeff of stiff</text:p>
      <text:p text:style-name="Standard"><text:s text:c="2"/>tireStiffnessRear @24 :Float32; <text:s text:c="3"/># [N/rad] rear tire coeff of stiff</text:p>
      <text:p text:style-name="Standard"/>
      <text:p text:style-name="Standard"><text:s text:c="2"/>longitudinalTuning @25 :LongitudinalPIDTuning;</text:p>
      <text:p text:style-name="Standard"><text:s text:c="2"/>lateralParams @48 :LateralParams;</text:p>
      <text:p text:style-name="Standard"><text:s text:c="2"/>lateralTuning :union {</text:p>
      <text:p text:style-name="Standard"><text:s text:c="4"/>pid @26 :LateralPIDTuning;</text:p>
      <text:p text:style-name="Standard"><text:s text:c="4"/>indiDEPRECATED @27 :LateralINDITuning;</text:p>
      <text:p text:style-name="Standard"><text:s text:c="4"/>lqrDEPRECATED @40 :LateralLQRTuning;</text:p>
      <text:p text:style-name="Standard"><text:soft-page-break/><text:s text:c="4"/>torque @67 :LateralTorqueTuning;</text:p>
      <text:p text:style-name="Standard"><text:s text:c="2"/>}</text:p>
      <text:p text:style-name="Standard"/>
      <text:p text:style-name="Standard"><text:s text:c="2"/>steerLimitAlert @28 :Bool;</text:p>
      <text:p text:style-name="Standard"><text:s text:c="2"/>steerLimitTimer @47 :Float32; <text:s/># time before steerLimitAlert is issued</text:p>
      <text:p text:style-name="Standard"/>
      <text:p text:style-name="Standard"><text:s text:c="2"/>vEgoStopping @29 :Float32; # Speed at which the car goes into stopping state</text:p>
      <text:p text:style-name="Standard"><text:s text:c="2"/>vEgoStarting @59 :Float32; # Speed at which the car goes into starting state</text:p>
      <text:p text:style-name="Standard"><text:s text:c="2"/>steerControlType @34 :SteerControlType;</text:p>
      <text:p text:style-name="Standard"><text:s text:c="2"/>radarUnavailable @35 :Bool; # True when radar objects aren't visible on CAN or aren't parsed out</text:p>
      <text:p text:style-name="Standard"><text:s text:c="2"/>stopAccel @60 :Float32; # Required acceleration to keep vehicle stationary</text:p>
      <text:p text:style-name="Standard"><text:s text:c="2"/>stoppingDecelRate @52 :Float32; # m/s^2/s while trying to stop</text:p>
      <text:p text:style-name="Standard"><text:s text:c="2"/>startAccel @32 :Float32; # Required acceleration to get car moving</text:p>
      <text:p text:style-name="Standard"><text:s text:c="2"/>startingState @70 :Bool; # Does this car make use of special starting state</text:p>
      <text:p text:style-name="Standard"/>
      <text:p text:style-name="Standard"><text:s text:c="2"/>steerActuatorDelay @36 :Float32; # Steering wheel actuator delay in seconds</text:p>
      <text:p text:style-name="Standard"><text:s text:c="2"/>longitudinalActuatorDelay @58 :Float32; # Gas/Brake actuator delay in seconds</text:p>
      <text:p text:style-name="Standard"><text:s text:c="2"/>openpilotLongitudinalControl @37 :Bool; # is openpilot doing the longitudinal control?</text:p>
      <text:p text:style-name="Standard"><text:s text:c="2"/>carVin @38 :Text; # VIN number queried during fingerprinting</text:p>
      <text:p text:style-name="Standard"><text:s text:c="2"/>dashcamOnly @41: Bool;</text:p>
      <text:p text:style-name="Standard"><text:s text:c="2"/>passive @73: Bool; <text:s text:c="2"/># is openpilot in control?</text:p>
      <text:p text:style-name="Standard"><text:s text:c="2"/>transmissionType @43 :TransmissionType;</text:p>
      <text:p text:style-name="Standard"><text:s text:c="2"/>carFw @44 :List(CarFw);</text:p>
      <text:p text:style-name="Standard"/>
      <text:p text:style-name="Standard"><text:s text:c="2"/>radarDelay @74 :Float32;</text:p>
      <text:p text:style-name="Standard"><text:s text:c="2"/>fingerprintSource @49: FingerprintSource;</text:p>
      <text:p text:style-name="Standard"><text:s text:c="2"/>networkLocation @50 :NetworkLocation; <text:s/># Where Panda/C2 is integrated into the car's CAN network</text:p>
      <text:p text:style-name="Standard"/>
      <text:p text:style-name="Standard"><text:s text:c="2"/>wheelSpeedFactor @63 :Float32; # Multiplier on wheels speeds to computer actual speeds</text:p>
      <text:p text:style-name="Standard"/>
      <text:p text:style-name="Standard"><text:s text:c="2"/>secOcRequired @75 :Bool; <text:s/># Car requires SecOC message authentication to operate</text:p>
      <text:p text:style-name="Standard"><text:s text:c="2"/>secOcKeyAvailable @76 :Bool; <text:s/># Stored SecOC key loaded from params</text:p>
      <text:p text:style-name="Standard"/>
      <text:p text:style-name="Standard"><text:s text:c="2"/>struct SafetyConfig {</text:p>
      <text:p text:style-name="Standard"><text:s text:c="4"/>safetyModel @0 :SafetyModel;</text:p>
      <text:p text:style-name="Standard"><text:s text:c="4"/>safetyParam @3 :UInt16;</text:p>
      <text:p text:style-name="Standard"><text:s text:c="4"/>safetyParamDEPRECATED @1 :Int16;</text:p>
      <text:p text:style-name="Standard"><text:s text:c="4"/>safetyParam2DEPRECATED @2 :UInt32;</text:p>
      <text:p text:style-name="Standard"><text:s text:c="2"/>}</text:p>
      <text:p text:style-name="Standard"/>
      <text:p text:style-name="Standard"><text:s text:c="2"/>struct LateralParams {</text:p>
      <text:p text:style-name="Standard"><text:s text:c="4"/>torqueBP @0 :List(Int32);</text:p>
      <text:p text:style-name="Standard"><text:s text:c="4"/>torqueV @1 :List(Int32);</text:p>
      <text:p text:style-name="Standard"><text:s text:c="2"/>}</text:p>
      <text:p text:style-name="Standard"/>
      <text:p text:style-name="Standard"><text:s text:c="2"/>struct LateralPIDTuning {</text:p>
      <text:p text:style-name="Standard"><text:s text:c="4"/>kpBP @0 :List(Float32);</text:p>
      <text:p text:style-name="Standard"><text:s text:c="4"/>kpV @1 :List(Float32);</text:p>
      <text:p text:style-name="Standard"><text:soft-page-break/><text:s text:c="4"/>kiBP @2 :List(Float32);</text:p>
      <text:p text:style-name="Standard"><text:s text:c="4"/>kiV @3 :List(Float32);</text:p>
      <text:p text:style-name="Standard"><text:s text:c="4"/>kf @4 :Float32;</text:p>
      <text:p text:style-name="Standard"><text:s text:c="2"/>}</text:p>
      <text:p text:style-name="Standard"/>
      <text:p text:style-name="Standard"><text:s text:c="2"/>struct LateralTorqueTuning {</text:p>
      <text:p text:style-name="Standard"><text:s text:c="4"/>useSteeringAngle @0 :Bool;</text:p>
      <text:p text:style-name="Standard"><text:s text:c="4"/>kp @1 :Float32;</text:p>
      <text:p text:style-name="Standard"><text:s text:c="4"/>ki @2 :Float32;</text:p>
      <text:p text:style-name="Standard"><text:s text:c="4"/>friction @3 :Float32;</text:p>
      <text:p text:style-name="Standard"><text:s text:c="4"/>kf @4 :Float32;</text:p>
      <text:p text:style-name="Standard"><text:s text:c="4"/>steeringAngleDeadzoneDeg @5 :Float32;</text:p>
      <text:p text:style-name="Standard"><text:s text:c="4"/>latAccelFactor @6 :Float32;</text:p>
      <text:p text:style-name="Standard"><text:s text:c="4"/>latAccelOffset @7 :Float32;</text:p>
      <text:p text:style-name="Standard"><text:s text:c="2"/>}</text:p>
      <text:p text:style-name="Standard"/>
      <text:p text:style-name="Standard"><text:s text:c="2"/>struct LongitudinalPIDTuning {</text:p>
      <text:p text:style-name="Standard"><text:s text:c="4"/>kpBP @0 :List(Float32);</text:p>
      <text:p text:style-name="Standard"><text:s text:c="4"/>kpV @1 :List(Float32);</text:p>
      <text:p text:style-name="Standard"><text:s text:c="4"/>kiBP @2 :List(Float32);</text:p>
      <text:p text:style-name="Standard"><text:s text:c="4"/>kiV @3 :List(Float32);</text:p>
      <text:p text:style-name="Standard"><text:s text:c="4"/>kf @6 :Float32;</text:p>
      <text:p text:style-name="Standard"><text:s text:c="4"/>deadzoneBPDEPRECATED @4 :List(Float32);</text:p>
      <text:p text:style-name="Standard"><text:s text:c="4"/>deadzoneVDEPRECATED @5 :List(Float32);</text:p>
      <text:p text:style-name="Standard"><text:s text:c="2"/>}</text:p>
      <text:p text:style-name="Standard"/>
      <text:p text:style-name="Standard"><text:s text:c="2"/>struct LateralINDITuning {</text:p>
      <text:p text:style-name="Standard"><text:s text:c="4"/>outerLoopGainBP @4 :List(Float32);</text:p>
      <text:p text:style-name="Standard"><text:s text:c="4"/>outerLoopGainV @5 :List(Float32);</text:p>
      <text:p text:style-name="Standard"><text:s text:c="4"/>innerLoopGainBP @6 :List(Float32);</text:p>
      <text:p text:style-name="Standard"><text:s text:c="4"/>innerLoopGainV @7 :List(Float32);</text:p>
      <text:p text:style-name="Standard"><text:s text:c="4"/>timeConstantBP @8 :List(Float32);</text:p>
      <text:p text:style-name="Standard"><text:s text:c="4"/>timeConstantV @9 :List(Float32);</text:p>
      <text:p text:style-name="Standard"><text:s text:c="4"/>actuatorEffectivenessBP @10 :List(Float32);</text:p>
      <text:p text:style-name="Standard"><text:s text:c="4"/>actuatorEffectivenessV @11 :List(Float32);</text:p>
      <text:p text:style-name="Standard"/>
      <text:p text:style-name="Standard"><text:s text:c="4"/>outerLoopGainDEPRECATED @0 :Float32;</text:p>
      <text:p text:style-name="Standard"><text:s text:c="4"/>innerLoopGainDEPRECATED @1 :Float32;</text:p>
      <text:p text:style-name="Standard"><text:s text:c="4"/>timeConstantDEPRECATED @2 :Float32;</text:p>
      <text:p text:style-name="Standard"><text:s text:c="4"/>actuatorEffectivenessDEPRECATED @3 :Float32;</text:p>
      <text:p text:style-name="Standard"><text:s text:c="2"/>}</text:p>
      <text:p text:style-name="Standard"/>
      <text:p text:style-name="Standard"><text:s text:c="2"/>struct LateralLQRTuning {</text:p>
      <text:p text:style-name="Standard"><text:s text:c="4"/>scale @0 :Float32;</text:p>
      <text:p text:style-name="Standard"><text:s text:c="4"/>ki @1 :Float32;</text:p>
      <text:p text:style-name="Standard"><text:s text:c="4"/>dcGain @2 :Float32;</text:p>
      <text:p text:style-name="Standard"/>
      <text:p text:style-name="Standard"><text:s text:c="4"/># State space system</text:p>
      <text:p text:style-name="Standard"><text:s text:c="4"/>a @3 :List(Float32);</text:p>
      <text:p text:style-name="Standard"><text:soft-page-break/><text:s text:c="4"/>b @4 :List(Float32);</text:p>
      <text:p text:style-name="Standard"><text:s text:c="4"/>c @5 :List(Float32);</text:p>
      <text:p text:style-name="Standard"/>
      <text:p text:style-name="Standard"><text:s text:c="4"/>k @6 :List(Float32); <text:s/># LQR gain</text:p>
      <text:p text:style-name="Standard"><text:s text:c="4"/>l @7 :List(Float32); <text:s/># Kalman gain</text:p>
      <text:p text:style-name="Standard"><text:s text:c="2"/>}</text:p>
      <text:p text:style-name="Standard"/>
      <text:p text:style-name="Standard"><text:s text:c="2"/>enum SafetyModel {</text:p>
      <text:p text:style-name="Standard"><text:s text:c="4"/>silent @0;</text:p>
      <text:p text:style-name="Standard"><text:s text:c="4"/>hondaNidec @1;</text:p>
      <text:p text:style-name="Standard"><text:s text:c="4"/>toyota @2;</text:p>
      <text:p text:style-name="Standard"><text:s text:c="4"/>elm327 @3;</text:p>
      <text:p text:style-name="Standard"><text:s text:c="4"/>gm @4;</text:p>
      <text:p text:style-name="Standard"><text:s text:c="4"/>hondaBoschGiraffe @5;</text:p>
      <text:p text:style-name="Standard"><text:s text:c="4"/>ford @6;</text:p>
      <text:p text:style-name="Standard"><text:s text:c="4"/>cadillac @7;</text:p>
      <text:p text:style-name="Standard"><text:s text:c="4"/>hyundai @8;</text:p>
      <text:p text:style-name="Standard"><text:s text:c="4"/>chrysler @9;</text:p>
      <text:p text:style-name="Standard"><text:s text:c="4"/>tesla @10;</text:p>
      <text:p text:style-name="Standard"><text:s text:c="4"/>subaru @11;</text:p>
      <text:p text:style-name="Standard"><text:s text:c="4"/>gmPassive @12;</text:p>
      <text:p text:style-name="Standard"><text:s text:c="4"/>mazda @13;</text:p>
      <text:p text:style-name="Standard"><text:s text:c="4"/>nissan @14;</text:p>
      <text:p text:style-name="Standard"><text:s text:c="4"/>volkswagen @15;</text:p>
      <text:p text:style-name="Standard"><text:s text:c="4"/>toyotaIpas @16;</text:p>
      <text:p text:style-name="Standard"><text:s text:c="4"/>allOutput @17;</text:p>
      <text:p text:style-name="Standard"><text:s text:c="4"/>gmAscm @18;</text:p>
      <text:p text:style-name="Standard"><text:s text:c="4"/>noOutput @19; <text:s/># like silent but without silent CAN TXs</text:p>
      <text:p text:style-name="Standard"><text:s text:c="4"/>hondaBosch @20;</text:p>
      <text:p text:style-name="Standard"><text:s text:c="4"/>volkswagenPq @21;</text:p>
      <text:p text:style-name="Standard"><text:s text:c="4"/>subaruPreglobal @22; <text:s/># pre-Global platform</text:p>
      <text:p text:style-name="Standard"><text:s text:c="4"/>hyundaiLegacy @23;</text:p>
      <text:p text:style-name="Standard"><text:s text:c="4"/>hyundaiCommunity @24;</text:p>
      <text:p text:style-name="Standard"><text:s text:c="4"/>volkswagenMlb @25;</text:p>
      <text:p text:style-name="Standard"><text:s text:c="4"/>hongqi @26;</text:p>
      <text:p text:style-name="Standard"><text:s text:c="4"/>body @27;</text:p>
      <text:p text:style-name="Standard"><text:s text:c="4"/>hyundaiCanfd @28;</text:p>
      <text:p text:style-name="Standard"><text:s text:c="4"/>volkswagenMqbEvo @29;</text:p>
      <text:p text:style-name="Standard"><text:s text:c="4"/>chryslerCusw @30;</text:p>
      <text:p text:style-name="Standard"><text:s text:c="4"/>psa @31;</text:p>
      <text:p text:style-name="Standard"><text:s text:c="4"/>fcaGiorgio @32;</text:p>
      <text:p text:style-name="Standard"><text:s text:c="4"/>rivian @33;</text:p>
      <text:p text:style-name="Standard"><text:s text:c="2"/>}</text:p>
      <text:p text:style-name="Standard"/>
      <text:p text:style-name="Standard"><text:s text:c="2"/>enum SteerControlType {</text:p>
      <text:p text:style-name="Standard"><text:s text:c="4"/>torque @0;</text:p>
      <text:p text:style-name="Standard"><text:s text:c="4"/>angle @1;</text:p>
      <text:p text:style-name="Standard"/>
      <text:p text:style-name="Standard"><text:s text:c="4"/>curvatureDEPRECATED @2;</text:p>
      <text:p text:style-name="Standard"><text:soft-page-break/><text:s text:c="2"/>}</text:p>
      <text:p text:style-name="Standard"/>
      <text:p text:style-name="Standard"><text:s text:c="2"/>enum TransmissionType {</text:p>
      <text:p text:style-name="Standard"><text:s text:c="4"/>unknown @0;</text:p>
      <text:p text:style-name="Standard"><text:s text:c="4"/>automatic @1; <text:s/># Traditional auto, including DSG</text:p>
      <text:p text:style-name="Standard"><text:s text:c="4"/>manual @2; <text:s/># True "stick shift" only</text:p>
      <text:p text:style-name="Standard"><text:s text:c="4"/>direct @3; <text:s/># Electric vehicle or other direct drive</text:p>
      <text:p text:style-name="Standard"><text:s text:c="4"/>cvt @4;</text:p>
      <text:p text:style-name="Standard"><text:s text:c="2"/>}</text:p>
      <text:p text:style-name="Standard"/>
      <text:p text:style-name="Standard"><text:s text:c="2"/>struct CarFw {</text:p>
      <text:p text:style-name="Standard"><text:s text:c="4"/>ecu @0 :Ecu;</text:p>
      <text:p text:style-name="Standard"><text:s text:c="4"/>fwVersion @1 :Data;</text:p>
      <text:p text:style-name="Standard"><text:s text:c="4"/>address @2 :UInt32;</text:p>
      <text:p text:style-name="Standard"><text:s text:c="4"/>subAddress @3 :UInt8;</text:p>
      <text:p text:style-name="Standard"><text:s text:c="4"/>responseAddress @4 :UInt32;</text:p>
      <text:p text:style-name="Standard"><text:s text:c="4"/>request @5 :List(Data);</text:p>
      <text:p text:style-name="Standard"><text:s text:c="4"/>brand @6 :Text;</text:p>
      <text:p text:style-name="Standard"><text:s text:c="4"/>bus @7 :UInt8;</text:p>
      <text:p text:style-name="Standard"><text:s text:c="4"/>logging @8 :Bool;</text:p>
      <text:p text:style-name="Standard"><text:s text:c="4"/>obdMultiplexing @9 :Bool;</text:p>
      <text:p text:style-name="Standard"><text:s text:c="2"/>}</text:p>
      <text:p text:style-name="Standard"/>
      <text:p text:style-name="Standard"><text:s text:c="2"/>enum Ecu {</text:p>
      <text:p text:style-name="Standard"><text:s text:c="4"/>eps @0;</text:p>
      <text:p text:style-name="Standard"><text:s text:c="4"/>abs @1;</text:p>
      <text:p text:style-name="Standard"><text:s text:c="4"/>fwdRadar @2;</text:p>
      <text:p text:style-name="Standard"><text:s text:c="4"/>fwdCamera @3;</text:p>
      <text:p text:style-name="Standard"><text:s text:c="4"/>engine @4;</text:p>
      <text:p text:style-name="Standard"><text:s text:c="4"/>unknown @5;</text:p>
      <text:p text:style-name="Standard"><text:s text:c="4"/>transmission @8; # Transmission Control Module</text:p>
      <text:p text:style-name="Standard"><text:s text:c="4"/>hybrid @18; # hybrid control unit, e.g. Chrysler's HCP, Honda's IMA Control Unit, Toyota's hybrid control computer</text:p>
      <text:p text:style-name="Standard"><text:s text:c="4"/>srs @9; # airbag</text:p>
      <text:p text:style-name="Standard"><text:s text:c="4"/>gateway @10; # can gateway</text:p>
      <text:p text:style-name="Standard"><text:s text:c="4"/>hud @11; # heads up display</text:p>
      <text:p text:style-name="Standard"><text:s text:c="4"/>combinationMeter @12; # instrument cluster</text:p>
      <text:p text:style-name="Standard"><text:s text:c="4"/>electricBrakeBooster @15;</text:p>
      <text:p text:style-name="Standard"><text:s text:c="4"/>shiftByWire @16;</text:p>
      <text:p text:style-name="Standard"><text:s text:c="4"/>adas @19;</text:p>
      <text:p text:style-name="Standard"><text:s text:c="4"/>cornerRadar @21;</text:p>
      <text:p text:style-name="Standard"><text:s text:c="4"/>hvac @20;</text:p>
      <text:p text:style-name="Standard"><text:s text:c="4"/>parkingAdas @7; <text:s/># parking assist system ECU, e.g. Toyota's IPAS, Hyundai's RSPA, etc.</text:p>
      <text:p text:style-name="Standard"><text:s text:c="4"/>epb @22; <text:s/># electronic parking brake</text:p>
      <text:p text:style-name="Standard"><text:s text:c="4"/>telematics @23;</text:p>
      <text:p text:style-name="Standard"><text:s text:c="4"/>body @24; <text:s/># body control module</text:p>
      <text:p text:style-name="Standard"/>
      <text:p text:style-name="Standard"><text:s text:c="4"/># Toyota only</text:p>
      <text:p text:style-name="Standard"><text:s text:c="4"/>dsu @6;</text:p>
      <text:p text:style-name="Standard"><text:soft-page-break/></text:p>
      <text:p text:style-name="Standard"><text:s text:c="4"/># Honda only</text:p>
      <text:p text:style-name="Standard"><text:s text:c="4"/>vsa @13; # Vehicle Stability Assist</text:p>
      <text:p text:style-name="Standard"><text:s text:c="4"/>programmedFuelInjection @14;</text:p>
      <text:p text:style-name="Standard"/>
      <text:p text:style-name="Standard"><text:s text:c="4"/>debug @17;</text:p>
      <text:p text:style-name="Standard"><text:s text:c="2"/>}</text:p>
      <text:p text:style-name="Standard"/>
      <text:p text:style-name="Standard"><text:s text:c="2"/>enum FingerprintSource {</text:p>
      <text:p text:style-name="Standard"><text:s text:c="4"/>can @0;</text:p>
      <text:p text:style-name="Standard"><text:s text:c="4"/>fw @1;</text:p>
      <text:p text:style-name="Standard"><text:s text:c="4"/>fixed @2;</text:p>
      <text:p text:style-name="Standard"><text:s text:c="2"/>}</text:p>
      <text:p text:style-name="Standard"/>
      <text:p text:style-name="Standard"><text:s text:c="2"/>enum NetworkLocation {</text:p>
      <text:p text:style-name="Standard"><text:s text:c="4"/>fwdCamera @0; <text:s/># Standard/default integration at LKAS camera</text:p>
      <text:p text:style-name="Standard"><text:s text:c="4"/>gateway @1; <text:s text:c="3"/># Integration at vehicle's CAN gateway</text:p>
      <text:p text:style-name="Standard"><text:s text:c="2"/>}</text:p>
      <text:p text:style-name="Standard"/>
      <text:p text:style-name="Standard"><text:s text:c="2"/>enableGasInterceptorDEPRECATED @2 :Bool;</text:p>
      <text:p text:style-name="Standard"><text:s text:c="2"/>enableCameraDEPRECATED @4 :Bool;</text:p>
      <text:p text:style-name="Standard"><text:s text:c="2"/>enableApgsDEPRECATED @6 :Bool;</text:p>
      <text:p text:style-name="Standard"><text:s text:c="2"/>steerRateCostDEPRECATED @33 :Float32;</text:p>
      <text:p text:style-name="Standard"><text:s text:c="2"/>isPandaBlackDEPRECATED @39 :Bool;</text:p>
      <text:p text:style-name="Standard"><text:s text:c="2"/>hasStockCameraDEPRECATED @57 :Bool;</text:p>
      <text:p text:style-name="Standard"><text:s text:c="2"/>safetyParamDEPRECATED @10 :Int16;</text:p>
      <text:p text:style-name="Standard"><text:s text:c="2"/>safetyModelDEPRECATED @9 :SafetyModel;</text:p>
      <text:p text:style-name="Standard"><text:s text:c="2"/>safetyModelPassiveDEPRECATED @42 :SafetyModel = silent;</text:p>
      <text:p text:style-name="Standard"><text:s text:c="2"/>minSpeedCanDEPRECATED @51 :Float32;</text:p>
      <text:p text:style-name="Standard"><text:s text:c="2"/>communityFeatureDEPRECATED @46: Bool;</text:p>
      <text:p text:style-name="Standard"><text:s text:c="2"/>startingAccelRateDEPRECATED @53 :Float32;</text:p>
      <text:p text:style-name="Standard"><text:s text:c="2"/>steerMaxBPDEPRECATED @11 :List(Float32);</text:p>
      <text:p text:style-name="Standard"><text:s text:c="2"/>steerMaxVDEPRECATED @12 :List(Float32);</text:p>
      <text:p text:style-name="Standard"><text:s text:c="2"/>gasMaxBPDEPRECATED @13 :List(Float32);</text:p>
      <text:p text:style-name="Standard"><text:s text:c="2"/>gasMaxVDEPRECATED @14 :List(Float32);</text:p>
      <text:p text:style-name="Standard"><text:s text:c="2"/>brakeMaxBPDEPRECATED @15 :List(Float32);</text:p>
      <text:p text:style-name="Standard"><text:s text:c="2"/>brakeMaxVDEPRECATED @16 :List(Float32);</text:p>
      <text:p text:style-name="Standard"><text:s text:c="2"/>directAccelControlDEPRECATED @30 :Bool;</text:p>
      <text:p text:style-name="Standard"><text:s text:c="2"/>maxSteeringAngleDegDEPRECATED @54 :Float32;</text:p>
      <text:p text:style-name="Standard"><text:s text:c="2"/>longitudinalActuatorDelayLowerBoundDEPRECATED @61 :Float32;</text:p>
      <text:p text:style-name="Standard"><text:s text:c="2"/>stoppingControlDEPRECATED @31 :Bool; # Does the car allow full control even at lows speeds when stopping</text:p>
      <text:p text:style-name="Standard"><text:s text:c="2"/>radarTimeStepDEPRECATED @45: Float32 = 0.05; <text:s/># time delta between radar updates, 20Hz is very standard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1:49:48.489335166</meta:creation-date>
    <dc:date>2025-03-24T11:51:03.778678046</dc:date>
    <meta:editing-duration>PT1M15S</meta:editing-duration>
    <meta:editing-cycles>1</meta:editing-cycles>
    <meta:document-statistic meta:table-count="0" meta:image-count="0" meta:object-count="0" meta:page-count="15" meta:paragraph-count="632" meta:word-count="2421" meta:character-count="19900" meta:non-whitespace-character-count="15869"/>
    <meta:generator>LibreOffice/7.3.7.2$Linux_X86_64 LibreOffice_project/30$Build-2</meta:generator>
  </office:meta>
</office:document-meta>
</file>